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0.258cm" svg:height="16.368cm" svg:x="0.042cm" svg:y="0.0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251cm" fo:page-height="16.3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4:20:15.224542521</meta:creation-date>
    <dc:date>2015-10-13T16:29:19.656800951</dc:date>
    <meta:editing-duration>P0D</meta:editing-duration>
    <meta:editing-cycles>2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61200" chart:maximum="6650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259cm" svg:height="16.369cm" xlink:href="." xlink:type="simple" chart:class="chart:scatter" chart:style-name="ch1">
        <chart:legend chart:legend-position="bottom" svg:x="11.989cm" svg:y="15.374cm" style:legend-expansion="wide" chart:style-name="ch2"/>
        <chart:plot-area chart:style-name="ch3" chart:data-source-has-labels="both" svg:x="1.961cm" svg:y="0.327cm" svg:width="27.693cm" svg:height="13.394cm">
          <chartooo:coordinate-region svg:x="3.403cm" svg:y="0.327cm" svg:width="25.654cm" svg:height="12.641cm"/>
          <chart:axis chart:dimension="x" chart:name="primary-x" chart:style-name="ch4" chartooo:axis-type="auto">
            <chart:title svg:x="13.297cm" svg:y="14.049cm" chart:style-name="ch5">
              <text:p>Number of time steps</text:p>
            </chart:title>
            <chart:categories table:cell-range-address="local-table.$A$2:.$A$141"/>
          </chart:axis>
          <chart:axis chart:dimension="y" chart:name="primary-y" chart:style-name="ch6">
            <chart:title svg:x="0.451cm" svg:y="8.172cm" chart:style-name="ch7">
              <text:p>MFLOPS</text:p>
            </chart:title>
            <chart:grid chart:style-name="ch8" chart:class="major"/>
          </chart:axis>
          <chart:series chart:style-name="ch9" chart:values-cell-range-address="local-table.$C$2:.$C$141" chart:label-cell-address="local-table.$C$1" chart:class="chart:scatter">
            <chart:domain table:cell-range-address="local-table.$B$2:.$B$141"/>
            <chart:data-point chart:repeated="140"/>
          </chart:series>
          <chart:series chart:style-name="ch10" chart:values-cell-range-address="local-table.$D$2:.$D$141" chart:label-cell-address="local-table.$D$1" chart:class="chart:scatter"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PCG</text:p>
              </table:table-cell>
              <table:table-cell office:value-type="string">
                <text:p>OpenA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65322.119703">
                <text:p>65322.119703</text:p>
              </table:table-cell>
              <table:table-cell office:value-type="float" office:value="62640.696878">
                <text:p>62640.6968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65374.164947">
                <text:p>65374.164947</text:p>
              </table:table-cell>
              <table:table-cell office:value-type="float" office:value="62654.188041">
                <text:p>62654.188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65505.759048">
                <text:p>65505.759048</text:p>
              </table:table-cell>
              <table:table-cell office:value-type="float" office:value="62596.584574">
                <text:p>62596.584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65452.723191">
                <text:p>65452.723191</text:p>
              </table:table-cell>
              <table:table-cell office:value-type="float" office:value="62634.259962">
                <text:p>62634.259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65520.333826">
                <text:p>65520.333826</text:p>
              </table:table-cell>
              <table:table-cell office:value-type="float" office:value="62668.175925">
                <text:p>62668.175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65563.022455">
                <text:p>65563.022455</text:p>
              </table:table-cell>
              <table:table-cell office:value-type="float" office:value="62669.116855">
                <text:p>62669.116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65553.04529">
                <text:p>65553.04529</text:p>
              </table:table-cell>
              <table:table-cell office:value-type="float" office:value="62663.302244">
                <text:p>62663.302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65562.015008">
                <text:p>65562.015008</text:p>
              </table:table-cell>
              <table:table-cell office:value-type="float" office:value="62676.277029">
                <text:p>62676.277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65588.10669">
                <text:p>65588.10669</text:p>
              </table:table-cell>
              <table:table-cell office:value-type="float" office:value="62091.714637">
                <text:p>62091.714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65581.833832">
                <text:p>65581.833832</text:p>
              </table:table-cell>
              <table:table-cell office:value-type="float" office:value="62641.43261">
                <text:p>62641.43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65594.910431">
                <text:p>65594.910431</text:p>
              </table:table-cell>
              <table:table-cell office:value-type="float" office:value="62677.504652">
                <text:p>62677.504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65512.687965">
                <text:p>65512.687965</text:p>
              </table:table-cell>
              <table:table-cell office:value-type="float" office:value="62701.350528">
                <text:p>62701.350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65580.593189">
                <text:p>65580.593189</text:p>
              </table:table-cell>
              <table:table-cell office:value-type="float" office:value="62668.912303">
                <text:p>62668.912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65490.948215">
                <text:p>65490.948215</text:p>
              </table:table-cell>
              <table:table-cell office:value-type="float" office:value="62712.16098">
                <text:p>62712.16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65570.456138">
                <text:p>65570.456138</text:p>
              </table:table-cell>
              <table:table-cell office:value-type="float" office:value="62660.976702">
                <text:p>62660.976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65605.279175">
                <text:p>65605.279175</text:p>
              </table:table-cell>
              <table:table-cell office:value-type="float" office:value="62669.295839">
                <text:p>62669.295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65563.812632">
                <text:p>65563.812632</text:p>
              </table:table-cell>
              <table:table-cell office:value-type="float" office:value="62671.222619">
                <text:p>62671.222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65605.139069">
                <text:p>65605.139069</text:p>
              </table:table-cell>
              <table:table-cell office:value-type="float" office:value="62678.323094">
                <text:p>62678.323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65600.726787">
                <text:p>65600.726787</text:p>
              </table:table-cell>
              <table:table-cell office:value-type="float" office:value="62686.939568">
                <text:p>62686.939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65604.28724">
                <text:p>65604.28724</text:p>
              </table:table-cell>
              <table:table-cell office:value-type="float" office:value="62645.418124">
                <text:p>62645.418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65573.194615">
                <text:p>65573.194615</text:p>
              </table:table-cell>
              <table:table-cell office:value-type="float" office:value="62664.821536">
                <text:p>62664.821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65609.581981">
                <text:p>65609.581981</text:p>
              </table:table-cell>
              <table:table-cell office:value-type="float" office:value="62657.031961">
                <text:p>62657.031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65596.621774">
                <text:p>65596.621774</text:p>
              </table:table-cell>
              <table:table-cell office:value-type="float" office:value="62633.820221">
                <text:p>62633.820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65259.342155">
                <text:p>65259.342155</text:p>
              </table:table-cell>
              <table:table-cell office:value-type="float" office:value="62521.369609">
                <text:p>62521.369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65249.714736">
                <text:p>65249.714736</text:p>
              </table:table-cell>
              <table:table-cell office:value-type="float" office:value="62680.745807">
                <text:p>62680.7458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65220.93592">
                <text:p>65220.93592</text:p>
              </table:table-cell>
              <table:table-cell office:value-type="float" office:value="62688.791591">
                <text:p>62688.7915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65615.552101">
                <text:p>65615.552101</text:p>
              </table:table-cell>
              <table:table-cell office:value-type="float" office:value="62641.923107">
                <text:p>62641.923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65269.586704">
                <text:p>65269.586704</text:p>
              </table:table-cell>
              <table:table-cell office:value-type="float" office:value="62627.605494">
                <text:p>62627.605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65286.963643">
                <text:p>65286.963643</text:p>
              </table:table-cell>
              <table:table-cell office:value-type="float" office:value="62645.771242">
                <text:p>62645.771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65012.592804">
                <text:p>65012.592804</text:p>
              </table:table-cell>
              <table:table-cell office:value-type="float" office:value="62662.694548">
                <text:p>62662.694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65489.614087">
                <text:p>65489.614087</text:p>
              </table:table-cell>
              <table:table-cell office:value-type="float" office:value="62686.257807">
                <text:p>62686.257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65589.142947">
                <text:p>65589.142947</text:p>
              </table:table-cell>
              <table:table-cell office:value-type="float" office:value="62659.057018">
                <text:p>62659.057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65658.575408">
                <text:p>65658.575408</text:p>
              </table:table-cell>
              <table:table-cell office:value-type="float" office:value="62696.483119">
                <text:p>62696.4831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65619.607718">
                <text:p>65619.607718</text:p>
              </table:table-cell>
              <table:table-cell office:value-type="float" office:value="62681.585038">
                <text:p>62681.585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65626.756028">
                <text:p>65626.756028</text:p>
              </table:table-cell>
              <table:table-cell office:value-type="float" office:value="62707.333119">
                <text:p>62707.333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65590.68339">
                <text:p>65590.68339</text:p>
              </table:table-cell>
              <table:table-cell office:value-type="float" office:value="62722.994675">
                <text:p>62722.994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65638.587506">
                <text:p>65638.587506</text:p>
              </table:table-cell>
              <table:table-cell office:value-type="float" office:value="62655.97846">
                <text:p>62655.978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65635.285875">
                <text:p>65635.285875</text:p>
              </table:table-cell>
              <table:table-cell office:value-type="float" office:value="62628.856555">
                <text:p>62628.856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65518.517644">
                <text:p>65518.517644</text:p>
              </table:table-cell>
              <table:table-cell office:value-type="float" office:value="62709.502751">
                <text:p>62709.502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65629.919039">
                <text:p>65629.919039</text:p>
              </table:table-cell>
              <table:table-cell office:value-type="float" office:value="62664.371584">
                <text:p>62664.3715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65628.614076">
                <text:p>65628.614076</text:p>
              </table:table-cell>
              <table:table-cell office:value-type="float" office:value="62703.445679">
                <text:p>62703.445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65617.150292">
                <text:p>65617.150292</text:p>
              </table:table-cell>
              <table:table-cell office:value-type="float" office:value="62683.000314">
                <text:p>62683.0003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65617.580171">
                <text:p>65617.580171</text:p>
              </table:table-cell>
              <table:table-cell office:value-type="float" office:value="62688.698221">
                <text:p>62688.6982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65639.679186">
                <text:p>65639.679186</text:p>
              </table:table-cell>
              <table:table-cell office:value-type="float" office:value="62714.830588">
                <text:p>62714.830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65648.80624">
                <text:p>65648.80624</text:p>
              </table:table-cell>
              <table:table-cell office:value-type="float" office:value="62607.252963">
                <text:p>62607.252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65659.735372">
                <text:p>65659.735372</text:p>
              </table:table-cell>
              <table:table-cell office:value-type="float" office:value="62707.703292">
                <text:p>62707.703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65658.591911">
                <text:p>65658.591911</text:p>
              </table:table-cell>
              <table:table-cell office:value-type="float" office:value="62710.877836">
                <text:p>62710.877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65687.259366">
                <text:p>65687.259366</text:p>
              </table:table-cell>
              <table:table-cell office:value-type="float" office:value="62714.944653">
                <text:p>62714.944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65674.89753">
                <text:p>65674.89753</text:p>
              </table:table-cell>
              <table:table-cell office:value-type="float" office:value="62683.443016">
                <text:p>62683.443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65477.807934">
                <text:p>65477.807934</text:p>
              </table:table-cell>
              <table:table-cell office:value-type="float" office:value="62687.523851">
                <text:p>62687.523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0">
                <text:p>1100</text:p>
              </table:table-cell>
              <table:table-cell office:value-type="float" office:value="65631.552667">
                <text:p>65631.552667</text:p>
              </table:table-cell>
              <table:table-cell office:value-type="float" office:value="62708.277885">
                <text:p>62708.277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0">
                <text:p>1200</text:p>
              </table:table-cell>
              <table:table-cell office:value-type="float" office:value="65647.220045">
                <text:p>65647.220045</text:p>
              </table:table-cell>
              <table:table-cell office:value-type="float" office:value="62714.130375">
                <text:p>62714.130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00">
                <text:p>1300</text:p>
              </table:table-cell>
              <table:table-cell office:value-type="float" office:value="65537.386085">
                <text:p>65537.386085</text:p>
              </table:table-cell>
              <table:table-cell office:value-type="float" office:value="62606.080435">
                <text:p>62606.080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0">
                <text:p>1400</text:p>
              </table:table-cell>
              <table:table-cell office:value-type="float" office:value="65588.381955">
                <text:p>65588.381955</text:p>
              </table:table-cell>
              <table:table-cell office:value-type="float" office:value="62692.029324">
                <text:p>62692.029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0">
                <text:p>1500</text:p>
              </table:table-cell>
              <table:table-cell office:value-type="float" office:value="65642.946679">
                <text:p>65642.946679</text:p>
              </table:table-cell>
              <table:table-cell office:value-type="float" office:value="62717.977638">
                <text:p>62717.9776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0">
                <text:p>1600</text:p>
              </table:table-cell>
              <table:table-cell office:value-type="float" office:value="65665.372341">
                <text:p>65665.372341</text:p>
              </table:table-cell>
              <table:table-cell office:value-type="float" office:value="62716.737162">
                <text:p>62716.737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0">
                <text:p>1700</text:p>
              </table:table-cell>
              <table:table-cell office:value-type="float" office:value="65532.630913">
                <text:p>65532.630913</text:p>
              </table:table-cell>
              <table:table-cell office:value-type="float" office:value="62742.073104">
                <text:p>62742.073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0">
                <text:p>1800</text:p>
              </table:table-cell>
              <table:table-cell office:value-type="float" office:value="65607.799309">
                <text:p>65607.799309</text:p>
              </table:table-cell>
              <table:table-cell office:value-type="float" office:value="62720.952522">
                <text:p>62720.952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00">
                <text:p>1900</text:p>
              </table:table-cell>
              <table:table-cell office:value-type="float" office:value="65666.377648">
                <text:p>65666.377648</text:p>
              </table:table-cell>
              <table:table-cell office:value-type="float" office:value="62761.67904">
                <text:p>62761.679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65681.997734">
                <text:p>65681.997734</text:p>
              </table:table-cell>
              <table:table-cell office:value-type="float" office:value="62723.636716">
                <text:p>62723.6367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00">
                <text:p>2100</text:p>
              </table:table-cell>
              <table:table-cell office:value-type="float" office:value="65599.669815">
                <text:p>65599.669815</text:p>
              </table:table-cell>
              <table:table-cell office:value-type="float" office:value="62742.754706">
                <text:p>62742.7547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0">
                <text:p>2200</text:p>
              </table:table-cell>
              <table:table-cell office:value-type="float" office:value="65675.513706">
                <text:p>65675.513706</text:p>
              </table:table-cell>
              <table:table-cell office:value-type="float" office:value="62733.311781">
                <text:p>62733.311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0">
                <text:p>2300</text:p>
              </table:table-cell>
              <table:table-cell office:value-type="float" office:value="65639.070372">
                <text:p>65639.070372</text:p>
              </table:table-cell>
              <table:table-cell office:value-type="float" office:value="62717.337731">
                <text:p>62717.3377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0">
                <text:p>2400</text:p>
              </table:table-cell>
              <table:table-cell office:value-type="float" office:value="65712.02833">
                <text:p>65712.02833</text:p>
              </table:table-cell>
              <table:table-cell office:value-type="float" office:value="62678.906247">
                <text:p>62678.9062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00">
                <text:p>2500</text:p>
              </table:table-cell>
              <table:table-cell office:value-type="float" office:value="65669.238493">
                <text:p>65669.238493</text:p>
              </table:table-cell>
              <table:table-cell office:value-type="float" office:value="62744.861823">
                <text:p>62744.861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0">
                <text:p>2600</text:p>
              </table:table-cell>
              <table:table-cell office:value-type="float" office:value="65624.022936">
                <text:p>65624.022936</text:p>
              </table:table-cell>
              <table:table-cell office:value-type="float" office:value="62760.641474">
                <text:p>62760.641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00">
                <text:p>2700</text:p>
              </table:table-cell>
              <table:table-cell office:value-type="float" office:value="65249.149042">
                <text:p>65249.149042</text:p>
              </table:table-cell>
              <table:table-cell office:value-type="float" office:value="62671.912538">
                <text:p>62671.9125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00">
                <text:p>2800</text:p>
              </table:table-cell>
              <table:table-cell office:value-type="float" office:value="65282.09369">
                <text:p>65282.09369</text:p>
              </table:table-cell>
              <table:table-cell office:value-type="float" office:value="62723.908954">
                <text:p>62723.9089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0">
                <text:p>2900</text:p>
              </table:table-cell>
              <table:table-cell office:value-type="float" office:value="65275.179901">
                <text:p>65275.179901</text:p>
              </table:table-cell>
              <table:table-cell office:value-type="float" office:value="62694.840431">
                <text:p>62694.840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0">
                <text:p>3000</text:p>
              </table:table-cell>
              <table:table-cell office:value-type="float" office:value="65682.07413">
                <text:p>65682.07413</text:p>
              </table:table-cell>
              <table:table-cell office:value-type="float" office:value="62722.263856">
                <text:p>62722.263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00">
                <text:p>3100</text:p>
              </table:table-cell>
              <table:table-cell office:value-type="float" office:value="65651.069332">
                <text:p>65651.069332</text:p>
              </table:table-cell>
              <table:table-cell office:value-type="float" office:value="62755.767711">
                <text:p>62755.7677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0">
                <text:p>3200</text:p>
              </table:table-cell>
              <table:table-cell office:value-type="float" office:value="65664.707028">
                <text:p>65664.707028</text:p>
              </table:table-cell>
              <table:table-cell office:value-type="float" office:value="62730.153503">
                <text:p>62730.1535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0">
                <text:p>3300</text:p>
              </table:table-cell>
              <table:table-cell office:value-type="float" office:value="65682.07413">
                <text:p>65682.07413</text:p>
              </table:table-cell>
              <table:table-cell office:value-type="float" office:value="62700.913082">
                <text:p>62700.9130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00">
                <text:p>3400</text:p>
              </table:table-cell>
              <table:table-cell office:value-type="float" office:value="65596.542676">
                <text:p>65596.542676</text:p>
              </table:table-cell>
              <table:table-cell office:value-type="float" office:value="62708.904803">
                <text:p>62708.9048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00">
                <text:p>3500</text:p>
              </table:table-cell>
              <table:table-cell office:value-type="float" office:value="65681.891807">
                <text:p>65681.891807</text:p>
              </table:table-cell>
              <table:table-cell office:value-type="float" office:value="62681.419336">
                <text:p>62681.4193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00">
                <text:p>3600</text:p>
              </table:table-cell>
              <table:table-cell office:value-type="float" office:value="65640.629179">
                <text:p>65640.629179</text:p>
              </table:table-cell>
              <table:table-cell office:value-type="float" office:value="62715.735051">
                <text:p>62715.7350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00">
                <text:p>3700</text:p>
              </table:table-cell>
              <table:table-cell office:value-type="float" office:value="65684.170537">
                <text:p>65684.170537</text:p>
              </table:table-cell>
              <table:table-cell office:value-type="float" office:value="62743.701518">
                <text:p>62743.7015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0">
                <text:p>3800</text:p>
              </table:table-cell>
              <table:table-cell office:value-type="float" office:value="65675.464046">
                <text:p>65675.464046</text:p>
              </table:table-cell>
              <table:table-cell office:value-type="float" office:value="62740.40384">
                <text:p>62740.40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65679.391733">
                <text:p>65679.391733</text:p>
              </table:table-cell>
              <table:table-cell office:value-type="float" office:value="62752.291364">
                <text:p>62752.2913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65686.082925">
                <text:p>65686.082925</text:p>
              </table:table-cell>
              <table:table-cell office:value-type="float" office:value="61670.840369">
                <text:p>61670.8403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0">
                <text:p>4100</text:p>
              </table:table-cell>
              <table:table-cell office:value-type="float" office:value="65685.312083">
                <text:p>65685.312083</text:p>
              </table:table-cell>
              <table:table-cell office:value-type="float" office:value="62703.146006">
                <text:p>62703.146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65692.829129">
                <text:p>65692.829129</text:p>
              </table:table-cell>
              <table:table-cell office:value-type="float" office:value="62656.816866">
                <text:p>62656.8168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00">
                <text:p>4300</text:p>
              </table:table-cell>
              <table:table-cell office:value-type="float" office:value="65655.796433">
                <text:p>65655.796433</text:p>
              </table:table-cell>
              <table:table-cell office:value-type="float" office:value="62742.608934">
                <text:p>62742.6089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00">
                <text:p>4400</text:p>
              </table:table-cell>
              <table:table-cell office:value-type="float" office:value="65651.46254">
                <text:p>65651.46254</text:p>
              </table:table-cell>
              <table:table-cell office:value-type="float" office:value="62742.648727">
                <text:p>62742.6487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00">
                <text:p>4500</text:p>
              </table:table-cell>
              <table:table-cell office:value-type="float" office:value="65687.808835">
                <text:p>65687.808835</text:p>
              </table:table-cell>
              <table:table-cell office:value-type="float" office:value="62723.725511">
                <text:p>62723.725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00">
                <text:p>4600</text:p>
              </table:table-cell>
              <table:table-cell office:value-type="float" office:value="65665.798558">
                <text:p>65665.798558</text:p>
              </table:table-cell>
              <table:table-cell office:value-type="float" office:value="62716.89415">
                <text:p>62716.894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00">
                <text:p>4700</text:p>
              </table:table-cell>
              <table:table-cell office:value-type="float" office:value="65682.437468">
                <text:p>65682.437468</text:p>
              </table:table-cell>
              <table:table-cell office:value-type="float" office:value="62755.942224">
                <text:p>62755.9422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00">
                <text:p>4800</text:p>
              </table:table-cell>
              <table:table-cell office:value-type="float" office:value="65680.175517">
                <text:p>65680.175517</text:p>
              </table:table-cell>
              <table:table-cell office:value-type="float" office:value="62731.060427">
                <text:p>62731.060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00">
                <text:p>4900</text:p>
              </table:table-cell>
              <table:table-cell office:value-type="float" office:value="65694.725493">
                <text:p>65694.725493</text:p>
              </table:table-cell>
              <table:table-cell office:value-type="float" office:value="62702.618834">
                <text:p>62702.6188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00">
                <text:p>5000</text:p>
              </table:table-cell>
              <table:table-cell office:value-type="float" office:value="65693.03566">
                <text:p>65693.03566</text:p>
              </table:table-cell>
              <table:table-cell office:value-type="float" office:value="62751.865397">
                <text:p>62751.8653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00">
                <text:p>5100</text:p>
              </table:table-cell>
              <table:table-cell office:value-type="float" office:value="65661.419305">
                <text:p>65661.419305</text:p>
              </table:table-cell>
              <table:table-cell office:value-type="float" office:value="62752.306955">
                <text:p>62752.3069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00">
                <text:p>5200</text:p>
              </table:table-cell>
              <table:table-cell office:value-type="float" office:value="65683.970261">
                <text:p>65683.970261</text:p>
              </table:table-cell>
              <table:table-cell office:value-type="float" office:value="62733.152247">
                <text:p>62733.1522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00">
                <text:p>5300</text:p>
              </table:table-cell>
              <table:table-cell office:value-type="float" office:value="65632.978219">
                <text:p>65632.978219</text:p>
              </table:table-cell>
              <table:table-cell office:value-type="float" office:value="62727.423897">
                <text:p>62727.423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00">
                <text:p>5400</text:p>
              </table:table-cell>
              <table:table-cell office:value-type="float" office:value="65685.229992">
                <text:p>65685.229992</text:p>
              </table:table-cell>
              <table:table-cell office:value-type="float" office:value="62741.31169">
                <text:p>62741.31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00">
                <text:p>5500</text:p>
              </table:table-cell>
              <table:table-cell office:value-type="float" office:value="65687.808835">
                <text:p>65687.808835</text:p>
              </table:table-cell>
              <table:table-cell office:value-type="float" office:value="62745.335152">
                <text:p>62745.3351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00">
                <text:p>5600</text:p>
              </table:table-cell>
              <table:table-cell office:value-type="float" office:value="65690.05015">
                <text:p>65690.05015</text:p>
              </table:table-cell>
              <table:table-cell office:value-type="float" office:value="62757.271544">
                <text:p>62757.271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00">
                <text:p>5700</text:p>
              </table:table-cell>
              <table:table-cell office:value-type="float" office:value="65702.231866">
                <text:p>65702.231866</text:p>
              </table:table-cell>
              <table:table-cell office:value-type="float" office:value="62756.090609">
                <text:p>62756.090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00">
                <text:p>5800</text:p>
              </table:table-cell>
              <table:table-cell office:value-type="float" office:value="65269.578834">
                <text:p>65269.578834</text:p>
              </table:table-cell>
              <table:table-cell office:value-type="float" office:value="62753.43122">
                <text:p>62753.43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00">
                <text:p>5900</text:p>
              </table:table-cell>
              <table:table-cell office:value-type="float" office:value="65280.416732">
                <text:p>65280.416732</text:p>
              </table:table-cell>
              <table:table-cell office:value-type="float" office:value="62734.965373">
                <text:p>62734.9653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00">
                <text:p>6000</text:p>
              </table:table-cell>
              <table:table-cell office:value-type="float" office:value="65299.037281">
                <text:p>65299.037281</text:p>
              </table:table-cell>
              <table:table-cell office:value-type="float" office:value="62723.726877">
                <text:p>62723.726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00">
                <text:p>6100</text:p>
              </table:table-cell>
              <table:table-cell office:value-type="float" office:value="65680.919">
                <text:p>65680.919</text:p>
              </table:table-cell>
              <table:table-cell office:value-type="float" office:value="62701.72884">
                <text:p>62701.728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00">
                <text:p>6200</text:p>
              </table:table-cell>
              <table:table-cell office:value-type="float" office:value="65627.711195">
                <text:p>65627.711195</text:p>
              </table:table-cell>
              <table:table-cell office:value-type="float" office:value="62739.185238">
                <text:p>62739.1852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00">
                <text:p>6300</text:p>
              </table:table-cell>
              <table:table-cell office:value-type="float" office:value="65585.759562">
                <text:p>65585.759562</text:p>
              </table:table-cell>
              <table:table-cell office:value-type="float" office:value="62731.813655">
                <text:p>62731.813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00">
                <text:p>6400</text:p>
              </table:table-cell>
              <table:table-cell office:value-type="float" office:value="65670.9775">
                <text:p>65670.9775</text:p>
              </table:table-cell>
              <table:table-cell office:value-type="float" office:value="62740.746169">
                <text:p>62740.746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00">
                <text:p>6500</text:p>
              </table:table-cell>
              <table:table-cell office:value-type="float" office:value="65701.573723">
                <text:p>65701.573723</text:p>
              </table:table-cell>
              <table:table-cell office:value-type="float" office:value="62759.812044">
                <text:p>62759.8120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00">
                <text:p>6600</text:p>
              </table:table-cell>
              <table:table-cell office:value-type="float" office:value="65666.247194">
                <text:p>65666.247194</text:p>
              </table:table-cell>
              <table:table-cell office:value-type="float" office:value="62756.441182">
                <text:p>62756.4411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00">
                <text:p>6700</text:p>
              </table:table-cell>
              <table:table-cell office:value-type="float" office:value="65681.529502">
                <text:p>65681.529502</text:p>
              </table:table-cell>
              <table:table-cell office:value-type="float" office:value="62763.682849">
                <text:p>62763.6828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00">
                <text:p>6800</text:p>
              </table:table-cell>
              <table:table-cell office:value-type="float" office:value="65658.074954">
                <text:p>65658.074954</text:p>
              </table:table-cell>
              <table:table-cell office:value-type="float" office:value="62746.075054">
                <text:p>62746.0750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00">
                <text:p>6900</text:p>
              </table:table-cell>
              <table:table-cell office:value-type="float" office:value="65646.099736">
                <text:p>65646.099736</text:p>
              </table:table-cell>
              <table:table-cell office:value-type="float" office:value="62749.22426">
                <text:p>62749.224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00">
                <text:p>7000</text:p>
              </table:table-cell>
              <table:table-cell office:value-type="float" office:value="65688.825932">
                <text:p>65688.825932</text:p>
              </table:table-cell>
              <table:table-cell office:value-type="float" office:value="62750.958311">
                <text:p>62750.9583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00">
                <text:p>7100</text:p>
              </table:table-cell>
              <table:table-cell office:value-type="float" office:value="65677.089455">
                <text:p>65677.089455</text:p>
              </table:table-cell>
              <table:table-cell office:value-type="float" office:value="62740.166846">
                <text:p>62740.1668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00">
                <text:p>7200</text:p>
              </table:table-cell>
              <table:table-cell office:value-type="float" office:value="65687.463496">
                <text:p>65687.463496</text:p>
              </table:table-cell>
              <table:table-cell office:value-type="float" office:value="62756.025654">
                <text:p>62756.0256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00">
                <text:p>7300</text:p>
              </table:table-cell>
              <table:table-cell office:value-type="float" office:value="65689.756504">
                <text:p>65689.756504</text:p>
              </table:table-cell>
              <table:table-cell office:value-type="float" office:value="62746.722746">
                <text:p>62746.722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00">
                <text:p>7400</text:p>
              </table:table-cell>
              <table:table-cell office:value-type="float" office:value="65262.853861">
                <text:p>65262.853861</text:p>
              </table:table-cell>
              <table:table-cell office:value-type="float" office:value="62737.993053">
                <text:p>62737.9930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00">
                <text:p>7500</text:p>
              </table:table-cell>
              <table:table-cell office:value-type="float" office:value="65271.414042">
                <text:p>65271.414042</text:p>
              </table:table-cell>
              <table:table-cell office:value-type="float" office:value="62751.998298">
                <text:p>62751.9982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00">
                <text:p>7600</text:p>
              </table:table-cell>
              <table:table-cell office:value-type="float" office:value="65288.87805">
                <text:p>65288.87805</text:p>
              </table:table-cell>
              <table:table-cell office:value-type="float" office:value="62768.138934">
                <text:p>62768.1389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00">
                <text:p>7700</text:p>
              </table:table-cell>
              <table:table-cell office:value-type="float" office:value="65647.307496">
                <text:p>65647.307496</text:p>
              </table:table-cell>
              <table:table-cell office:value-type="float" office:value="62781.62873">
                <text:p>62781.628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00">
                <text:p>7800</text:p>
              </table:table-cell>
              <table:table-cell office:value-type="float" office:value="65694.144172">
                <text:p>65694.144172</text:p>
              </table:table-cell>
              <table:table-cell office:value-type="float" office:value="62775.261095">
                <text:p>62775.2610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00">
                <text:p>7900</text:p>
              </table:table-cell>
              <table:table-cell office:value-type="float" office:value="65698.38133">
                <text:p>65698.38133</text:p>
              </table:table-cell>
              <table:table-cell office:value-type="float" office:value="62777.616502">
                <text:p>62777.6165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00">
                <text:p>8000</text:p>
              </table:table-cell>
              <table:table-cell office:value-type="float" office:value="65277.0109">
                <text:p>65277.0109</text:p>
              </table:table-cell>
              <table:table-cell office:value-type="float" office:value="62729.750775">
                <text:p>62729.750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100">
                <text:p>8100</text:p>
              </table:table-cell>
              <table:table-cell office:value-type="float" office:value="65285.564651">
                <text:p>65285.564651</text:p>
              </table:table-cell>
              <table:table-cell office:value-type="float" office:value="62768.494536">
                <text:p>62768.494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00">
                <text:p>8200</text:p>
              </table:table-cell>
              <table:table-cell office:value-type="float" office:value="65688.985584">
                <text:p>65688.985584</text:p>
              </table:table-cell>
              <table:table-cell office:value-type="float" office:value="62752.120515">
                <text:p>62752.120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00">
                <text:p>8300</text:p>
              </table:table-cell>
              <table:table-cell office:value-type="float" office:value="65696.583397">
                <text:p>65696.583397</text:p>
              </table:table-cell>
              <table:table-cell office:value-type="float" office:value="62745.871801">
                <text:p>62745.8718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00">
                <text:p>8400</text:p>
              </table:table-cell>
              <table:table-cell office:value-type="float" office:value="65696.040259">
                <text:p>65696.040259</text:p>
              </table:table-cell>
              <table:table-cell office:value-type="float" office:value="62736.528147">
                <text:p>62736.528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00">
                <text:p>8500</text:p>
              </table:table-cell>
              <table:table-cell office:value-type="float" office:value="65713.555962">
                <text:p>65713.555962</text:p>
              </table:table-cell>
              <table:table-cell office:value-type="float" office:value="62746.808921">
                <text:p>62746.8089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00">
                <text:p>8600</text:p>
              </table:table-cell>
              <table:table-cell office:value-type="float" office:value="65691.206358">
                <text:p>65691.206358</text:p>
              </table:table-cell>
              <table:table-cell office:value-type="float" office:value="62761.336426">
                <text:p>62761.3364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00">
                <text:p>8700</text:p>
              </table:table-cell>
              <table:table-cell office:value-type="float" office:value="65684.11659">
                <text:p>65684.11659</text:p>
              </table:table-cell>
              <table:table-cell office:value-type="float" office:value="62783.642696">
                <text:p>62783.6426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00">
                <text:p>8800</text:p>
              </table:table-cell>
              <table:table-cell office:value-type="float" office:value="65695.024194">
                <text:p>65695.024194</text:p>
              </table:table-cell>
              <table:table-cell office:value-type="float" office:value="62783.937907">
                <text:p>62783.9379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00">
                <text:p>8900</text:p>
              </table:table-cell>
              <table:table-cell office:value-type="float" office:value="65624.015957">
                <text:p>65624.015957</text:p>
              </table:table-cell>
              <table:table-cell office:value-type="float" office:value="62785.881889">
                <text:p>62785.881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00">
                <text:p>9000</text:p>
              </table:table-cell>
              <table:table-cell office:value-type="float" office:value="65676.064851">
                <text:p>65676.064851</text:p>
              </table:table-cell>
              <table:table-cell office:value-type="float" office:value="62762.679794">
                <text:p>62762.679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00">
                <text:p>9100</text:p>
              </table:table-cell>
              <table:table-cell office:value-type="float" office:value="65649.543618">
                <text:p>65649.543618</text:p>
              </table:table-cell>
              <table:table-cell office:value-type="float" office:value="62764.088199">
                <text:p>62764.0881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00">
                <text:p>9200</text:p>
              </table:table-cell>
              <table:table-cell office:value-type="float" office:value="65672.788721">
                <text:p>65672.788721</text:p>
              </table:table-cell>
              <table:table-cell office:value-type="float" office:value="62749.64779">
                <text:p>62749.647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00">
                <text:p>9300</text:p>
              </table:table-cell>
              <table:table-cell office:value-type="float" office:value="65683.64558">
                <text:p>65683.64558</text:p>
              </table:table-cell>
              <table:table-cell office:value-type="float" office:value="62766.215966">
                <text:p>62766.2159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00">
                <text:p>9400</text:p>
              </table:table-cell>
              <table:table-cell office:value-type="float" office:value="65688.349922">
                <text:p>65688.349922</text:p>
              </table:table-cell>
              <table:table-cell office:value-type="float" office:value="62754.727238">
                <text:p>62754.7272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00">
                <text:p>9500</text:p>
              </table:table-cell>
              <table:table-cell office:value-type="float" office:value="65669.92679">
                <text:p>65669.92679</text:p>
              </table:table-cell>
              <table:table-cell office:value-type="float" office:value="62781.828973">
                <text:p>62781.8289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00">
                <text:p>9600</text:p>
              </table:table-cell>
              <table:table-cell office:value-type="float" office:value="65699.309913">
                <text:p>65699.309913</text:p>
              </table:table-cell>
              <table:table-cell office:value-type="float" office:value="62784.384444">
                <text:p>62784.384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00">
                <text:p>9700</text:p>
              </table:table-cell>
              <table:table-cell office:value-type="float" office:value="65637.014201">
                <text:p>65637.014201</text:p>
              </table:table-cell>
              <table:table-cell office:value-type="float" office:value="62795.560435">
                <text:p>62795.5604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00">
                <text:p>9800</text:p>
              </table:table-cell>
              <table:table-cell office:value-type="float" office:value="65686.15557">
                <text:p>65686.15557</text:p>
              </table:table-cell>
              <table:table-cell office:value-type="float" office:value="62768.040147">
                <text:p>62768.0401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00">
                <text:p>9900</text:p>
              </table:table-cell>
              <table:table-cell office:value-type="float" office:value="65702.278338">
                <text:p>65702.278338</text:p>
              </table:table-cell>
              <table:table-cell office:value-type="float" office:value="62763.789193">
                <text:p>62763.7891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">
                <text:p>10000</text:p>
              </table:table-cell>
              <table:table-cell office:value-type="float" office:value="65674.058008">
                <text:p>65674.058008</text:p>
              </table:table-cell>
              <table:table-cell office:value-type="float" office:value="62765.0721">
                <text:p>62765.0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